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701cm"/>
    </style:style>
    <style:style style:name="Tableau1.B" style:family="table-column">
      <style:table-column-properties style:column-width="0.7cm"/>
    </style:style>
    <style:style style:name="Tableau1.C" style:family="table-column">
      <style:table-column-properties style:column-width="0.81cm"/>
    </style:style>
    <style:style style:name="Tableau1.D" style:family="table-column">
      <style:table-column-properties style:column-width="0.75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8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9pt" fo:font-weight="bold" style:font-size-asian="9pt" style:font-size-complex="9pt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0" style:family="paragraph" style:parent-style-name="Standard">
      <style:text-properties style:font-name="Arial" officeooo:paragraph-rsid="0001afd5"/>
    </style:style>
    <style:style style:name="P31" style:family="paragraph" style:parent-style-name="Standard">
      <style:text-properties style:font-name="Arial" officeooo:paragraph-rsid="000b6523"/>
    </style:style>
    <style:style style:name="P32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3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break-before="auto" fo:break-after="auto"/>
      <style:text-properties officeooo:paragraph-rsid="000b6523"/>
    </style:style>
    <style:style style:name="P35" style:family="paragraph" style:parent-style-name="Table_20_Contents">
      <style:text-properties style:text-position="0% 100%" style:font-name="Arial" fo:font-size="8pt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text-properties style:font-name="Arial" fo:font-size="9pt" officeooo:rsid="0022a2e4" officeooo:paragraph-rsid="0022a2e4" style:font-size-asian="9pt" style:font-size-complex="9pt"/>
    </style:style>
    <style:style style:name="P38" style:family="paragraph" style:parent-style-name="Table_20_Contents">
      <style:text-properties style:font-name="Arial" fo:font-size="9pt" officeooo:rsid="0024dcc0" officeooo:paragraph-rsid="0024dcc0" style:font-size-asian="9pt" style:font-size-complex="9pt"/>
    </style:style>
    <style:style style:name="P39" style:family="paragraph" style:parent-style-name="Table_20_Contents">
      <style:text-properties style:font-name="Arial" fo:font-size="9pt" officeooo:paragraph-rsid="0024dcc0" style:font-size-asian="9pt" style:font-size-complex="9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0">Nom salarié</text:p>
          </table:table-cell>
          <table:table-cell table:style-name="Tableau3.A1" office:value-type="string">
            <text:p text:style-name="P20">Prénom salarié</text:p>
          </table:table-cell>
          <table:table-cell table:style-name="Tableau3.C1" table:number-columns-spanned="2" office:value-type="string">
            <text:p text:style-name="P20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1"><text:s/>{employee_lastname}</text:p>
          </table:table-cell>
          <table:table-cell table:style-name="Tableau3.A2" office:value-type="string">
            <text:p text:style-name="P22">{employee_firstname}</text:p>
          </table:table-cell>
          <table:table-cell table:style-name="Tableau3.A2" office:value-type="string">
            <text:p text:style-name="P20">Date début : {date_start}</text:p>
          </table:table-cell>
          <table:table-cell table:style-name="Tableau3.D2" office:value-type="string">
            <text:p text:style-name="P20">Date de fin : {date_end}</text:p>
          </table:table-cell>
        </table:table-row>
        <table:table-row table:style-name="Tableau3.2">
          <table:table-cell table:style-name="Tableau3.A2" office:value-type="string">
            <text:p text:style-name="P20">Note publique</text:p>
          </table:table-cell>
          <table:table-cell table:style-name="Tableau3.D2" table:number-columns-spanned="3" office:value-type="string">
            <text:p text:style-name="P22">{note_public}</text:p>
          </table:table-cell>
          <table:covered-table-cell/>
          <table:covered-table-cell/>
        </table:table-row>
      </table:table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7"/>
        <table:table-row table:style-name="TableLine1753292943312">
          <table:table-cell table:style-name="Tableau1.A1" office:value-type="string">
            <text:p text:style-name="P4">{month_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s --]{day1}</text:p>
          </table:table-cell>
          <table:table-cell table:style-name="Tableau1.D1" office:value-type="string">
            <text:p text:style-name="P2">{day2}</text:p>
          </table:table-cell>
          <table:table-cell table:style-name="Tableau1.E1" office:value-type="string">
            <text:p text:style-name="P2">{day3}</text:p>
          </table:table-cell>
          <table:table-cell table:style-name="Tableau1.K1" office:value-type="string">
            <text:p text:style-name="P2">{day4}</text:p>
          </table:table-cell>
          <table:table-cell table:style-name="Tableau1.K1" office:value-type="string">
            <text:p text:style-name="P2">{day5}</text:p>
          </table:table-cell>
          <table:table-cell table:style-name="Tableau1.K1" office:value-type="string">
            <text:p text:style-name="P2">{day6}</text:p>
          </table:table-cell>
          <table:table-cell table:style-name="Tableau1.K1" office:value-type="string">
            <text:p text:style-name="P2">{day7}</text:p>
          </table:table-cell>
          <table:table-cell table:style-name="Tableau1.K1" office:value-type="string">
            <text:p text:style-name="P2">{day8}</text:p>
          </table:table-cell>
          <table:table-cell table:style-name="Tableau1.K1" office:value-type="string">
            <text:p text:style-name="P2">{day9}</text:p>
          </table:table-cell>
          <table:table-cell table:style-name="Tableau1.c1" office:value-type="string">
            <text:p text:style-name="P35">{day10}</text:p>
          </table:table-cell>
          <table:table-cell table:style-name="Tableau1.M1" office:value-type="string">
            <text:p text:style-name="P2">{day11}</text:p>
          </table:table-cell>
          <table:table-cell table:style-name="Tableau1.c1" office:value-type="string">
            <text:p text:style-name="P2">{day12}</text:p>
          </table:table-cell>
          <table:table-cell table:style-name="Tableau1.c1" office:value-type="string">
            <text:p text:style-name="P2">{day13}</text:p>
          </table:table-cell>
          <table:table-cell table:style-name="Tableau1.c1" office:value-type="string">
            <text:p text:style-name="P2">{day14}</text:p>
          </table:table-cell>
          <table:table-cell table:style-name="Tableau1.c1" office:value-type="string">
            <text:p text:style-name="P2">{day15}</text:p>
          </table:table-cell>
          <table:table-cell table:style-name="Tableau1.c1" office:value-type="string">
            <text:p text:style-name="P2">{day16}</text:p>
          </table:table-cell>
          <table:table-cell table:style-name="Tableau1.c1" office:value-type="string">
            <text:p text:style-name="P2">{day17}</text:p>
          </table:table-cell>
          <table:table-cell table:style-name="Tableau1.c1" office:value-type="string">
            <text:p text:style-name="P2">{day18}</text:p>
          </table:table-cell>
          <table:table-cell table:style-name="Tableau1.c1" office:value-type="string">
            <text:p text:style-name="P2">{day19}</text:p>
          </table:table-cell>
          <table:table-cell table:style-name="Tableau1.c1" office:value-type="string">
            <text:p text:style-name="P2">{day20}</text:p>
          </table:table-cell>
          <table:table-cell table:style-name="Tableau1.c1" office:value-type="string">
            <text:p text:style-name="P2">{day21}</text:p>
          </table:table-cell>
          <table:table-cell table:style-name="Tableau1.c1" office:value-type="string">
            <text:p text:style-name="P2">{day22}</text:p>
          </table:table-cell>
          <table:table-cell table:style-name="Tableau1.c1" office:value-type="string">
            <text:p text:style-name="P2">{day23}</text:p>
          </table:table-cell>
          <table:table-cell table:style-name="Tableau1.c1" office:value-type="string">
            <text:p text:style-name="P2">{day24}</text:p>
          </table:table-cell>
          <table:table-cell table:style-name="Tableau1.c1" office:value-type="string">
            <text:p text:style-name="P2">{day25}</text:p>
          </table:table-cell>
          <table:table-cell table:style-name="Tableau1.c1" office:value-type="string">
            <text:p text:style-name="P2">{day26}</text:p>
          </table:table-cell>
          <table:table-cell table:style-name="Tableau1.c1" office:value-type="string">
            <text:p text:style-name="P2">{day27}</text:p>
          </table:table-cell>
          <table:table-cell table:style-name="Tableau1.d1" office:value-type="string">
            <text:p text:style-name="P3">{day28}[!-- END row.days --]</text:p>
          </table:table-cell>
        </table:table-row>
        <table:table-row table:style-name="TableLine1753292929200">
          <table:table-cell table:style-name="Tableau1.A15" office:value-type="string">
            <text:p text:style-name="P26">Jour</text:p>
          </table:table-cell>
          <table:table-cell table:style-name="Tableau1.B15" office:value-type="string">
            <text:p text:style-name="P27"/>
          </table:table-cell>
          <table:table-cell table:style-name="Tableau1.C2" office:value-type="string">
            <text:p text:style-name="P28">1</text:p>
          </table:table-cell>
          <table:table-cell table:style-name="Tableau1.C2" office:value-type="string">
            <text:p text:style-name="P28">2</text:p>
          </table:table-cell>
          <table:table-cell table:style-name="Tableau1.C2" office:value-type="string">
            <text:p text:style-name="P28">3</text:p>
          </table:table-cell>
          <table:table-cell table:style-name="Tableau1.C2" office:value-type="string">
            <text:p text:style-name="P28">4</text:p>
          </table:table-cell>
          <table:table-cell table:style-name="Tableau1.C2" office:value-type="string">
            <text:p text:style-name="P28">5</text:p>
          </table:table-cell>
          <table:table-cell table:style-name="Tableau1.C2" office:value-type="string">
            <text:p text:style-name="P28">6</text:p>
          </table:table-cell>
          <table:table-cell table:style-name="Tableau1.C2" office:value-type="string">
            <text:p text:style-name="P28">7</text:p>
          </table:table-cell>
          <table:table-cell table:style-name="Tableau1.C2" office:value-type="string">
            <text:p text:style-name="P28">8</text:p>
          </table:table-cell>
          <table:table-cell table:style-name="Tableau1.C2" office:value-type="string">
            <text:p text:style-name="P28">9</text:p>
          </table:table-cell>
          <table:table-cell table:style-name="Tableau1.C2" office:value-type="string">
            <text:p text:style-name="P28">10</text:p>
          </table:table-cell>
          <table:table-cell table:style-name="Tableau1.C2" office:value-type="string">
            <text:p text:style-name="P28">11</text:p>
          </table:table-cell>
          <table:table-cell table:style-name="Tableau1.C2" office:value-type="string">
            <text:p text:style-name="P28">12</text:p>
          </table:table-cell>
          <table:table-cell table:style-name="Tableau1.C2" office:value-type="string">
            <text:p text:style-name="P28">13</text:p>
          </table:table-cell>
          <table:table-cell table:style-name="Tableau1.C2" office:value-type="string">
            <text:p text:style-name="P28">14</text:p>
          </table:table-cell>
          <table:table-cell table:style-name="Tableau1.C2" office:value-type="string">
            <text:p text:style-name="P28">15</text:p>
          </table:table-cell>
          <table:table-cell table:style-name="Tableau1.C2" office:value-type="string">
            <text:p text:style-name="P28">16</text:p>
          </table:table-cell>
          <table:table-cell table:style-name="Tableau1.C2" office:value-type="string">
            <text:p text:style-name="P28">17</text:p>
          </table:table-cell>
          <table:table-cell table:style-name="Tableau1.C2" office:value-type="string">
            <text:p text:style-name="P28">18</text:p>
          </table:table-cell>
          <table:table-cell table:style-name="Tableau1.C2" office:value-type="string">
            <text:p text:style-name="P28">19</text:p>
          </table:table-cell>
          <table:table-cell table:style-name="Tableau1.C2" office:value-type="string">
            <text:p text:style-name="P28">20</text:p>
          </table:table-cell>
          <table:table-cell table:style-name="Tableau1.C2" office:value-type="string">
            <text:p text:style-name="P28">21</text:p>
          </table:table-cell>
          <table:table-cell table:style-name="Tableau1.C2" office:value-type="string">
            <text:p text:style-name="P28">22</text:p>
          </table:table-cell>
          <table:table-cell table:style-name="Tableau1.C2" office:value-type="string">
            <text:p text:style-name="P28">23</text:p>
          </table:table-cell>
          <table:table-cell table:style-name="Tableau1.C2" office:value-type="string">
            <text:p text:style-name="P28">24</text:p>
          </table:table-cell>
          <table:table-cell table:style-name="Tableau1.C2" office:value-type="string">
            <text:p text:style-name="P28">25</text:p>
          </table:table-cell>
          <table:table-cell table:style-name="Tableau1.C2" office:value-type="string">
            <text:p text:style-name="P28">26</text:p>
          </table:table-cell>
          <table:table-cell table:style-name="Tableau1.C2" office:value-type="string">
            <text:p text:style-name="P28">27</text:p>
          </table:table-cell>
          <table:table-cell table:style-name="Tableau1.d2" office:value-type="string">
            <text:p text:style-name="P28">28</text:p>
          </table:table-cell>
        </table:table-row>
        <table:table-row table:style-name="TableLine1753292930064">
          <table:table-cell table:style-name="Tableau1.A15" office:value-type="string">
            <text:p text:style-name="P27">[!-- BEGIN row.times --]{task_ref} - {task_label}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{time1}</text:p>
          </table:table-cell>
          <table:table-cell table:style-name="Tableau1.D15" office:value-type="string">
            <text:p text:style-name="P27">{time2}</text:p>
          </table:table-cell>
          <table:table-cell table:style-name="Tableau1.E15" office:value-type="string">
            <text:p text:style-name="P27">{time3}</text:p>
          </table:table-cell>
          <table:table-cell table:style-name="Tableau1.K15" office:value-type="string">
            <text:p text:style-name="P27">{time4}</text:p>
          </table:table-cell>
          <table:table-cell table:style-name="Tableau1.K15" office:value-type="string">
            <text:p text:style-name="P27">{time5}</text:p>
          </table:table-cell>
          <table:table-cell table:style-name="Tableau1.K15" office:value-type="string">
            <text:p text:style-name="P27">{time6}</text:p>
          </table:table-cell>
          <table:table-cell table:style-name="Tableau1.K15" office:value-type="string">
            <text:p text:style-name="P27">{time7}</text:p>
          </table:table-cell>
          <table:table-cell table:style-name="Tableau1.K15" office:value-type="string">
            <text:p text:style-name="P27">{time8}</text:p>
          </table:table-cell>
          <table:table-cell table:style-name="Tableau1.K15" office:value-type="string">
            <text:p text:style-name="P27">{time9}</text:p>
          </table:table-cell>
          <table:table-cell table:style-name="Tableau1.c15" office:value-type="string">
            <text:p text:style-name="P27">{time10}</text:p>
          </table:table-cell>
          <table:table-cell table:style-name="Tableau1.M15" office:value-type="string">
            <text:p text:style-name="P27">{time11}</text:p>
          </table:table-cell>
          <table:table-cell table:style-name="Tableau1.c15" office:value-type="string">
            <text:p text:style-name="P27">{time12}</text:p>
          </table:table-cell>
          <table:table-cell table:style-name="Tableau1.c15" office:value-type="string">
            <text:p text:style-name="P27">{time13}</text:p>
          </table:table-cell>
          <table:table-cell table:style-name="Tableau1.c15" office:value-type="string">
            <text:p text:style-name="P27">{time14}</text:p>
          </table:table-cell>
          <table:table-cell table:style-name="Tableau1.c15" office:value-type="string">
            <text:p text:style-name="P27">{time15}</text:p>
          </table:table-cell>
          <table:table-cell table:style-name="Tableau1.c15" office:value-type="string">
            <text:p text:style-name="P27">{time16}</text:p>
          </table:table-cell>
          <table:table-cell table:style-name="Tableau1.c15" office:value-type="string">
            <text:p text:style-name="P27">{time17}</text:p>
          </table:table-cell>
          <table:table-cell table:style-name="Tableau1.c15" office:value-type="string">
            <text:p text:style-name="P27">{time18}</text:p>
          </table:table-cell>
          <table:table-cell table:style-name="Tableau1.c15" office:value-type="string">
            <text:p text:style-name="P27">{time19}</text:p>
          </table:table-cell>
          <table:table-cell table:style-name="Tableau1.c15" office:value-type="string">
            <text:p text:style-name="P27">{time20}</text:p>
          </table:table-cell>
          <table:table-cell table:style-name="Tableau1.c15" office:value-type="string">
            <text:p text:style-name="P27">{time21}</text:p>
          </table:table-cell>
          <table:table-cell table:style-name="Tableau1.c15" office:value-type="string">
            <text:p text:style-name="P27">{time22}</text:p>
          </table:table-cell>
          <table:table-cell table:style-name="Tableau1.c15" office:value-type="string">
            <text:p text:style-name="P27">{time23}</text:p>
          </table:table-cell>
          <table:table-cell table:style-name="Tableau1.c15" office:value-type="string">
            <text:p text:style-name="P27">{time24}</text:p>
          </table:table-cell>
          <table:table-cell table:style-name="Tableau1.c15" office:value-type="string">
            <text:p text:style-name="P27">{time25}</text:p>
          </table:table-cell>
          <table:table-cell table:style-name="Tableau1.c15" office:value-type="string">
            <text:p text:style-name="P27">{time26}</text:p>
          </table:table-cell>
          <table:table-cell table:style-name="Tableau1.c15" office:value-type="string">
            <text:p text:style-name="P27">{time27}</text:p>
          </table:table-cell>
          <table:table-cell table:style-name="Tableau1.d15" office:value-type="string">
            <text:p text:style-name="P27">{time28}[!-- END row.times --]</text:p>
          </table:table-cell>
        </table:table-row>
        <table:table-row table:style-name="TableLine1753292949648">
          <table:table-cell table:style-name="Tableau1.A15" office:value-type="string">
            <text:p text:style-name="P26">Total Temps pointé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totaltimes --]{totaltime1}</text:p>
          </table:table-cell>
          <table:table-cell table:style-name="Tableau1.D15" office:value-type="string">
            <text:p text:style-name="P27">{totaltime2}</text:p>
          </table:table-cell>
          <table:table-cell table:style-name="Tableau1.E15" office:value-type="string">
            <text:p text:style-name="P27">{totaltime3}</text:p>
          </table:table-cell>
          <table:table-cell table:style-name="Tableau1.K15" office:value-type="string">
            <text:p text:style-name="P27">{totaltime4}</text:p>
          </table:table-cell>
          <table:table-cell table:style-name="Tableau1.K15" office:value-type="string">
            <text:p text:style-name="P27">{totaltime5}</text:p>
          </table:table-cell>
          <table:table-cell table:style-name="Tableau1.K15" office:value-type="string">
            <text:p text:style-name="P27">{totaltime6}</text:p>
          </table:table-cell>
          <table:table-cell table:style-name="Tableau1.K15" office:value-type="string">
            <text:p text:style-name="P27">{totaltime7}</text:p>
          </table:table-cell>
          <table:table-cell table:style-name="Tableau1.K15" office:value-type="string">
            <text:p text:style-name="P27">{totaltime8}</text:p>
          </table:table-cell>
          <table:table-cell table:style-name="Tableau1.K15" office:value-type="string">
            <text:p text:style-name="P27">{totaltime9}</text:p>
          </table:table-cell>
          <table:table-cell table:style-name="Tableau1.c15" office:value-type="string">
            <text:p text:style-name="P27">{totaltime10}</text:p>
          </table:table-cell>
          <table:table-cell table:style-name="Tableau1.M15" office:value-type="string">
            <text:p text:style-name="P27">{totaltime11}</text:p>
          </table:table-cell>
          <table:table-cell table:style-name="Tableau1.c15" office:value-type="string">
            <text:p text:style-name="P27">{totaltime12}</text:p>
          </table:table-cell>
          <table:table-cell table:style-name="Tableau1.c15" office:value-type="string">
            <text:p text:style-name="P27">{totaltime13}</text:p>
          </table:table-cell>
          <table:table-cell table:style-name="Tableau1.c15" office:value-type="string">
            <text:p text:style-name="P27">{totaltime14}</text:p>
          </table:table-cell>
          <table:table-cell table:style-name="Tableau1.c15" office:value-type="string">
            <text:p text:style-name="P27">{totaltime15}</text:p>
          </table:table-cell>
          <table:table-cell table:style-name="Tableau1.c15" office:value-type="string">
            <text:p text:style-name="P27">{totaltime16}</text:p>
          </table:table-cell>
          <table:table-cell table:style-name="Tableau1.c15" office:value-type="string">
            <text:p text:style-name="P27">{totaltime17}</text:p>
          </table:table-cell>
          <table:table-cell table:style-name="Tableau1.c15" office:value-type="string">
            <text:p text:style-name="P27">{totaltime18}</text:p>
          </table:table-cell>
          <table:table-cell table:style-name="Tableau1.c15" office:value-type="string">
            <text:p text:style-name="P27">{totaltime19}</text:p>
          </table:table-cell>
          <table:table-cell table:style-name="Tableau1.c15" office:value-type="string">
            <text:p text:style-name="P27">{totaltime20}</text:p>
          </table:table-cell>
          <table:table-cell table:style-name="Tableau1.c15" office:value-type="string">
            <text:p text:style-name="P27">{totaltime21}</text:p>
          </table:table-cell>
          <table:table-cell table:style-name="Tableau1.c15" office:value-type="string">
            <text:p text:style-name="P27">{totaltime22}</text:p>
          </table:table-cell>
          <table:table-cell table:style-name="Tableau1.c15" office:value-type="string">
            <text:p text:style-name="P27">{totaltime23}</text:p>
          </table:table-cell>
          <table:table-cell table:style-name="Tableau1.c15" office:value-type="string">
            <text:p text:style-name="P27">{totaltime24}</text:p>
          </table:table-cell>
          <table:table-cell table:style-name="Tableau1.c15" office:value-type="string">
            <text:p text:style-name="P27">{totaltime25}</text:p>
          </table:table-cell>
          <table:table-cell table:style-name="Tableau1.c15" office:value-type="string">
            <text:p text:style-name="P27">{totaltime26}</text:p>
          </table:table-cell>
          <table:table-cell table:style-name="Tableau1.c15" office:value-type="string">
            <text:p text:style-name="P27">{totaltime27}</text:p>
          </table:table-cell>
          <table:table-cell table:style-name="Tableau1.d15" office:value-type="string">
            <text:p text:style-name="P27">{totaltime28}[!-- END row.totaltimes --]</text:p>
          </table:table-cell>
        </table:table-row>
        <table:table-row table:style-name="TableLine1753292913936"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M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</table:table-row>
        <table:table-row table:style-name="TableLine1753292917104">
          <table:table-cell table:style-name="Tableau1.A15" office:value-type="string">
            <text:p text:style-name="P26">RH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rhs --]<text:soft-page-break/>{rh1}</text:p>
          </table:table-cell>
          <table:table-cell table:style-name="Tableau1.D15" office:value-type="string">
            <text:p text:style-name="P27">{rh2}</text:p>
          </table:table-cell>
          <table:table-cell table:style-name="Tableau1.E15" office:value-type="string">
            <text:p text:style-name="P27">{rh3}</text:p>
          </table:table-cell>
          <table:table-cell table:style-name="Tableau1.K15" office:value-type="string">
            <text:p text:style-name="P27">{rh4}</text:p>
          </table:table-cell>
          <table:table-cell table:style-name="Tableau1.K15" office:value-type="string">
            <text:p text:style-name="P27">{rh5}</text:p>
          </table:table-cell>
          <table:table-cell table:style-name="Tableau1.K15" office:value-type="string">
            <text:p text:style-name="P27">{rh6}</text:p>
          </table:table-cell>
          <table:table-cell table:style-name="Tableau1.K15" office:value-type="string">
            <text:p text:style-name="P27">{rh7}</text:p>
          </table:table-cell>
          <table:table-cell table:style-name="Tableau1.K15" office:value-type="string">
            <text:p text:style-name="P27">{rh8}</text:p>
          </table:table-cell>
          <table:table-cell table:style-name="Tableau1.K15" office:value-type="string">
            <text:p text:style-name="P27">{rh9}</text:p>
          </table:table-cell>
          <table:table-cell table:style-name="Tableau1.c15" office:value-type="string">
            <text:p text:style-name="P27">{rh10}</text:p>
          </table:table-cell>
          <table:table-cell table:style-name="Tableau1.M15" office:value-type="string">
            <text:p text:style-name="P27">{rh11}</text:p>
          </table:table-cell>
          <table:table-cell table:style-name="Tableau1.c15" office:value-type="string">
            <text:p text:style-name="P27">{rh12}</text:p>
          </table:table-cell>
          <table:table-cell table:style-name="Tableau1.c15" office:value-type="string">
            <text:p text:style-name="P27">{rh13}</text:p>
          </table:table-cell>
          <table:table-cell table:style-name="Tableau1.c15" office:value-type="string">
            <text:p text:style-name="P27">{rh14}</text:p>
          </table:table-cell>
          <table:table-cell table:style-name="Tableau1.c15" office:value-type="string">
            <text:p text:style-name="P27">{rh15}</text:p>
          </table:table-cell>
          <table:table-cell table:style-name="Tableau1.c15" office:value-type="string">
            <text:p text:style-name="P27">{rh16}</text:p>
          </table:table-cell>
          <table:table-cell table:style-name="Tableau1.c15" office:value-type="string">
            <text:p text:style-name="P27">{rh17}</text:p>
          </table:table-cell>
          <table:table-cell table:style-name="Tableau1.c15" office:value-type="string">
            <text:p text:style-name="P27">{rh18}</text:p>
          </table:table-cell>
          <table:table-cell table:style-name="Tableau1.c15" office:value-type="string">
            <text:p text:style-name="P27">{rh19}</text:p>
          </table:table-cell>
          <table:table-cell table:style-name="Tableau1.c15" office:value-type="string">
            <text:p text:style-name="P27">{rh20}</text:p>
          </table:table-cell>
          <table:table-cell table:style-name="Tableau1.c15" office:value-type="string">
            <text:p text:style-name="P27">{rh21}</text:p>
          </table:table-cell>
          <table:table-cell table:style-name="Tableau1.c15" office:value-type="string">
            <text:p text:style-name="P27">{rh22}</text:p>
          </table:table-cell>
          <table:table-cell table:style-name="Tableau1.c15" office:value-type="string">
            <text:p text:style-name="P27">{rh23}</text:p>
          </table:table-cell>
          <table:table-cell table:style-name="Tableau1.c15" office:value-type="string">
            <text:p text:style-name="P27">{rh24}</text:p>
          </table:table-cell>
          <table:table-cell table:style-name="Tableau1.c15" office:value-type="string">
            <text:p text:style-name="P27">{rh25}</text:p>
          </table:table-cell>
          <table:table-cell table:style-name="Tableau1.c15" office:value-type="string">
            <text:p text:style-name="P27">{rh26}</text:p>
          </table:table-cell>
          <table:table-cell table:style-name="Tableau1.c15" office:value-type="string">
            <text:p text:style-name="P27">{rh27}</text:p>
          </table:table-cell>
          <table:table-cell table:style-name="Tableau1.d15" office:value-type="string">
            <text:p text:style-name="P27">{rh28}[!-- END row<text:soft-page-break/>.rhs --]</text:p>
          </table:table-cell>
        </table:table-row>
        <table:table-row table:style-name="TableLine1753292917968">
          <table:table-cell table:style-name="Tableau1.A15" office:value-type="string">
            <text:p text:style-name="P27">Congés sans solde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csss --]{css1}</text:p>
          </table:table-cell>
          <table:table-cell table:style-name="Tableau1.D15" office:value-type="string">
            <text:p text:style-name="P27">{css2}</text:p>
          </table:table-cell>
          <table:table-cell table:style-name="Tableau1.E15" office:value-type="string">
            <text:p text:style-name="P27">{css3}</text:p>
          </table:table-cell>
          <table:table-cell table:style-name="Tableau1.K15" office:value-type="string">
            <text:p text:style-name="P27">{css4}</text:p>
          </table:table-cell>
          <table:table-cell table:style-name="Tableau1.K15" office:value-type="string">
            <text:p text:style-name="P27">{css5}</text:p>
          </table:table-cell>
          <table:table-cell table:style-name="Tableau1.K15" office:value-type="string">
            <text:p text:style-name="P27">{css6}</text:p>
          </table:table-cell>
          <table:table-cell table:style-name="Tableau1.K15" office:value-type="string">
            <text:p text:style-name="P27">{css7}</text:p>
          </table:table-cell>
          <table:table-cell table:style-name="Tableau1.K15" office:value-type="string">
            <text:p text:style-name="P27">{css8}</text:p>
          </table:table-cell>
          <table:table-cell table:style-name="Tableau1.K15" office:value-type="string">
            <text:p text:style-name="P27">{css9}</text:p>
          </table:table-cell>
          <table:table-cell table:style-name="Tableau1.c15" office:value-type="string">
            <text:p text:style-name="P27">{css10}</text:p>
          </table:table-cell>
          <table:table-cell table:style-name="Tableau1.M15" office:value-type="string">
            <text:p text:style-name="P27">{css11}</text:p>
          </table:table-cell>
          <table:table-cell table:style-name="Tableau1.c15" office:value-type="string">
            <text:p text:style-name="P27">{css12}</text:p>
          </table:table-cell>
          <table:table-cell table:style-name="Tableau1.c15" office:value-type="string">
            <text:p text:style-name="P27">{css13}</text:p>
          </table:table-cell>
          <table:table-cell table:style-name="Tableau1.c15" office:value-type="string">
            <text:p text:style-name="P27">{css14}</text:p>
          </table:table-cell>
          <table:table-cell table:style-name="Tableau1.c15" office:value-type="string">
            <text:p text:style-name="P27">{css15}</text:p>
          </table:table-cell>
          <table:table-cell table:style-name="Tableau1.c15" office:value-type="string">
            <text:p text:style-name="P27">{css16}</text:p>
          </table:table-cell>
          <table:table-cell table:style-name="Tableau1.c15" office:value-type="string">
            <text:p text:style-name="P27">{css17}</text:p>
          </table:table-cell>
          <table:table-cell table:style-name="Tableau1.c15" office:value-type="string">
            <text:p text:style-name="P27">{css18}</text:p>
          </table:table-cell>
          <table:table-cell table:style-name="Tableau1.c15" office:value-type="string">
            <text:p text:style-name="P27">{css19}</text:p>
          </table:table-cell>
          <table:table-cell table:style-name="Tableau1.c15" office:value-type="string">
            <text:p text:style-name="P27">{css20}</text:p>
          </table:table-cell>
          <table:table-cell table:style-name="Tableau1.c15" office:value-type="string">
            <text:p text:style-name="P27">{css21}</text:p>
          </table:table-cell>
          <table:table-cell table:style-name="Tableau1.c15" office:value-type="string">
            <text:p text:style-name="P27">{css22}</text:p>
          </table:table-cell>
          <table:table-cell table:style-name="Tableau1.c15" office:value-type="string">
            <text:p text:style-name="P27">{css23}</text:p>
          </table:table-cell>
          <table:table-cell table:style-name="Tableau1.c15" office:value-type="string">
            <text:p text:style-name="P27">{css24}</text:p>
          </table:table-cell>
          <table:table-cell table:style-name="Tableau1.c15" office:value-type="string">
            <text:p text:style-name="P27">{css25}</text:p>
          </table:table-cell>
          <table:table-cell table:style-name="Tableau1.c15" office:value-type="string">
            <text:p text:style-name="P27">{css26}</text:p>
          </table:table-cell>
          <table:table-cell table:style-name="Tableau1.c15" office:value-type="string">
            <text:p text:style-name="P27">{css27}</text:p>
          </table:table-cell>
          <table:table-cell table:style-name="Tableau1.d15" office:value-type="string">
            <text:p text:style-name="P27">{css28}[!-- END row.csss --]</text:p>
          </table:table-cell>
        </table:table-row>
        <table:table-row table:style-name="TableLine1753292921712">
          <table:table-cell table:style-name="Tableau1.A15" office:value-type="string">
            <text:p text:style-name="P29">Congés payés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cps --]{cp1}</text:p>
          </table:table-cell>
          <table:table-cell table:style-name="Tableau1.D15" office:value-type="string">
            <text:p text:style-name="P27">{cp2}</text:p>
          </table:table-cell>
          <table:table-cell table:style-name="Tableau1.E15" office:value-type="string">
            <text:p text:style-name="P27">{cp3}</text:p>
          </table:table-cell>
          <table:table-cell table:style-name="Tableau1.K15" office:value-type="string">
            <text:p text:style-name="P27">{cp4}</text:p>
          </table:table-cell>
          <table:table-cell table:style-name="Tableau1.K15" office:value-type="string">
            <text:p text:style-name="P27">{cp5}</text:p>
          </table:table-cell>
          <table:table-cell table:style-name="Tableau1.K15" office:value-type="string">
            <text:p text:style-name="P27">{cp6}</text:p>
          </table:table-cell>
          <table:table-cell table:style-name="Tableau1.K15" office:value-type="string">
            <text:p text:style-name="P27">{cp7}</text:p>
          </table:table-cell>
          <table:table-cell table:style-name="Tableau1.K15" office:value-type="string">
            <text:p text:style-name="P27">{cp8}</text:p>
          </table:table-cell>
          <table:table-cell table:style-name="Tableau1.K15" office:value-type="string">
            <text:p text:style-name="P27">{cp9}</text:p>
          </table:table-cell>
          <table:table-cell table:style-name="Tableau1.c15" office:value-type="string">
            <text:p text:style-name="P27">{cp10}</text:p>
          </table:table-cell>
          <table:table-cell table:style-name="Tableau1.M15" office:value-type="string">
            <text:p text:style-name="P27">{cp11}</text:p>
          </table:table-cell>
          <table:table-cell table:style-name="Tableau1.c15" office:value-type="string">
            <text:p text:style-name="P27">{cp12}</text:p>
          </table:table-cell>
          <table:table-cell table:style-name="Tableau1.c15" office:value-type="string">
            <text:p text:style-name="P27">{cp13}</text:p>
          </table:table-cell>
          <table:table-cell table:style-name="Tableau1.c15" office:value-type="string">
            <text:p text:style-name="P27">{cp14}</text:p>
          </table:table-cell>
          <table:table-cell table:style-name="Tableau1.c15" office:value-type="string">
            <text:p text:style-name="P27">{cp15}</text:p>
          </table:table-cell>
          <table:table-cell table:style-name="Tableau1.c15" office:value-type="string">
            <text:p text:style-name="P27">{cp16}</text:p>
          </table:table-cell>
          <table:table-cell table:style-name="Tableau1.c15" office:value-type="string">
            <text:p text:style-name="P27">{cp17}</text:p>
          </table:table-cell>
          <table:table-cell table:style-name="Tableau1.c15" office:value-type="string">
            <text:p text:style-name="P27">{cp18}</text:p>
          </table:table-cell>
          <table:table-cell table:style-name="Tableau1.c15" office:value-type="string">
            <text:p text:style-name="P27">{cp19}</text:p>
          </table:table-cell>
          <table:table-cell table:style-name="Tableau1.c15" office:value-type="string">
            <text:p text:style-name="P27">{cp20}</text:p>
          </table:table-cell>
          <table:table-cell table:style-name="Tableau1.c15" office:value-type="string">
            <text:p text:style-name="P27">{cp21}</text:p>
          </table:table-cell>
          <table:table-cell table:style-name="Tableau1.c15" office:value-type="string">
            <text:p text:style-name="P27">{cp22}</text:p>
          </table:table-cell>
          <table:table-cell table:style-name="Tableau1.c15" office:value-type="string">
            <text:p text:style-name="P27">{cp23}</text:p>
          </table:table-cell>
          <table:table-cell table:style-name="Tableau1.c15" office:value-type="string">
            <text:p text:style-name="P27">{cp24}</text:p>
          </table:table-cell>
          <table:table-cell table:style-name="Tableau1.c15" office:value-type="string">
            <text:p text:style-name="P27">{cp25}</text:p>
          </table:table-cell>
          <table:table-cell table:style-name="Tableau1.c15" office:value-type="string">
            <text:p text:style-name="P27">{cp26}</text:p>
          </table:table-cell>
          <table:table-cell table:style-name="Tableau1.c15" office:value-type="string">
            <text:p text:style-name="P27">{cp27}</text:p>
          </table:table-cell>
          <table:table-cell table:style-name="Tableau1.d15" office:value-type="string">
            <text:p text:style-name="P27">{cp28}[!-- END row.cps --]</text:p>
          </table:table-cell>
        </table:table-row>
        <table:table-row table:style-name="TableLine1753292922000">
          <table:table-cell table:style-name="Tableau1.A15" office:value-type="string">
            <text:p text:style-name="P27">RTT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rtts --]{rtt1}</text:p>
          </table:table-cell>
          <table:table-cell table:style-name="Tableau1.D15" office:value-type="string">
            <text:p text:style-name="P27">{rtt2}</text:p>
          </table:table-cell>
          <table:table-cell table:style-name="Tableau1.E15" office:value-type="string">
            <text:p text:style-name="P27">{rtt3}</text:p>
          </table:table-cell>
          <table:table-cell table:style-name="Tableau1.K15" office:value-type="string">
            <text:p text:style-name="P37">{rtt4}</text:p>
          </table:table-cell>
          <table:table-cell table:style-name="Tableau1.K15" office:value-type="string">
            <text:p text:style-name="P27">{rtt5}</text:p>
          </table:table-cell>
          <table:table-cell table:style-name="Tableau1.K15" office:value-type="string">
            <text:p text:style-name="P27">{rtt6}</text:p>
          </table:table-cell>
          <table:table-cell table:style-name="Tableau1.K15" office:value-type="string">
            <text:p text:style-name="P27">{rtt7}</text:p>
          </table:table-cell>
          <table:table-cell table:style-name="Tableau1.K15" office:value-type="string">
            <text:p text:style-name="P27">{rtt8}</text:p>
          </table:table-cell>
          <table:table-cell table:style-name="Tableau1.K15" office:value-type="string">
            <text:p text:style-name="P27">{rtt9}</text:p>
          </table:table-cell>
          <table:table-cell table:style-name="Tableau1.c15" office:value-type="string">
            <text:p text:style-name="P27">{rtt10}</text:p>
          </table:table-cell>
          <table:table-cell table:style-name="Tableau1.M15" office:value-type="string">
            <text:p text:style-name="P27">{rtt11}</text:p>
          </table:table-cell>
          <table:table-cell table:style-name="Tableau1.c15" office:value-type="string">
            <text:p text:style-name="P27">{rtt12}</text:p>
          </table:table-cell>
          <table:table-cell table:style-name="Tableau1.c15" office:value-type="string">
            <text:p text:style-name="P27">{rtt13}</text:p>
          </table:table-cell>
          <table:table-cell table:style-name="Tableau1.c15" office:value-type="string">
            <text:p text:style-name="P27">{rtt14}</text:p>
          </table:table-cell>
          <table:table-cell table:style-name="Tableau1.c15" office:value-type="string">
            <text:p text:style-name="P27">{rtt15}</text:p>
          </table:table-cell>
          <table:table-cell table:style-name="Tableau1.c15" office:value-type="string">
            <text:p text:style-name="P27">{rtt16}</text:p>
          </table:table-cell>
          <table:table-cell table:style-name="Tableau1.c15" office:value-type="string">
            <text:p text:style-name="P27">{rtt17}</text:p>
          </table:table-cell>
          <table:table-cell table:style-name="Tableau1.c15" office:value-type="string">
            <text:p text:style-name="P27">{rtt18}</text:p>
          </table:table-cell>
          <table:table-cell table:style-name="Tableau1.c15" office:value-type="string">
            <text:p text:style-name="P27">{rtt19}</text:p>
          </table:table-cell>
          <table:table-cell table:style-name="Tableau1.c15" office:value-type="string">
            <text:p text:style-name="P27">{rtt20}</text:p>
          </table:table-cell>
          <table:table-cell table:style-name="Tableau1.c15" office:value-type="string">
            <text:p text:style-name="P27">{rtt21}</text:p>
          </table:table-cell>
          <table:table-cell table:style-name="Tableau1.c15" office:value-type="string">
            <text:p text:style-name="P27">{rtt22}</text:p>
          </table:table-cell>
          <table:table-cell table:style-name="Tableau1.c15" office:value-type="string">
            <text:p text:style-name="P27">{rtt23}</text:p>
          </table:table-cell>
          <table:table-cell table:style-name="Tableau1.c15" office:value-type="string">
            <text:p text:style-name="P27">{rtt24}</text:p>
          </table:table-cell>
          <table:table-cell table:style-name="Tableau1.c15" office:value-type="string">
            <text:p text:style-name="P27">{rtt25}</text:p>
          </table:table-cell>
          <table:table-cell table:style-name="Tableau1.c15" office:value-type="string">
            <text:p text:style-name="P27">{rtt26}</text:p>
          </table:table-cell>
          <table:table-cell table:style-name="Tableau1.c15" office:value-type="string">
            <text:p text:style-name="P27">{rtt27}</text:p>
          </table:table-cell>
          <table:table-cell table:style-name="Tableau1.d15" office:value-type="string">
            <text:p text:style-name="P27">{rtt28}[!-- END row.rtts --]</text:p>
          </table:table-cell>
        </table:table-row>
        <table:table-row table:style-name="TableLine1753292922576">
          <table:table-cell table:style-name="Tableau1.A15" office:value-type="string">
            <text:p text:style-name="P27">Jour férié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jfs --]{jf1}</text:p>
          </table:table-cell>
          <table:table-cell table:style-name="Tableau1.D15" office:value-type="string">
            <text:p text:style-name="P27">{jf2}</text:p>
          </table:table-cell>
          <table:table-cell table:style-name="Tableau1.E15" office:value-type="string">
            <text:p text:style-name="P27">{jf3}</text:p>
          </table:table-cell>
          <table:table-cell table:style-name="Tableau1.K15" office:value-type="string">
            <text:p text:style-name="P27">{jf4}</text:p>
          </table:table-cell>
          <table:table-cell table:style-name="Tableau1.K15" office:value-type="string">
            <text:p text:style-name="P27">{jf5}</text:p>
          </table:table-cell>
          <table:table-cell table:style-name="Tableau1.K15" office:value-type="string">
            <text:p text:style-name="P27">{jf6}</text:p>
          </table:table-cell>
          <table:table-cell table:style-name="Tableau1.K15" office:value-type="string">
            <text:p text:style-name="P27">{jf7}</text:p>
          </table:table-cell>
          <table:table-cell table:style-name="Tableau1.K15" office:value-type="string">
            <text:p text:style-name="P27">{jf8}</text:p>
          </table:table-cell>
          <table:table-cell table:style-name="Tableau1.K15" office:value-type="string">
            <text:p text:style-name="P27">{jf9}</text:p>
          </table:table-cell>
          <table:table-cell table:style-name="Tableau1.c15" office:value-type="string">
            <text:p text:style-name="P27">{jf10}</text:p>
          </table:table-cell>
          <table:table-cell table:style-name="Tableau1.M15" office:value-type="string">
            <text:p text:style-name="P27">{jf11}</text:p>
          </table:table-cell>
          <table:table-cell table:style-name="Tableau1.c15" office:value-type="string">
            <text:p text:style-name="P27">{jf12}</text:p>
          </table:table-cell>
          <table:table-cell table:style-name="Tableau1.c15" office:value-type="string">
            <text:p text:style-name="P27">{jf13}</text:p>
          </table:table-cell>
          <table:table-cell table:style-name="Tableau1.c15" office:value-type="string">
            <text:p text:style-name="P27">{jf14}</text:p>
          </table:table-cell>
          <table:table-cell table:style-name="Tableau1.c15" office:value-type="string">
            <text:p text:style-name="P27">{jf15}</text:p>
          </table:table-cell>
          <table:table-cell table:style-name="Tableau1.c15" office:value-type="string">
            <text:p text:style-name="P27">{jf16}</text:p>
          </table:table-cell>
          <table:table-cell table:style-name="Tableau1.c15" office:value-type="string">
            <text:p text:style-name="P27">{jf17}</text:p>
          </table:table-cell>
          <table:table-cell table:style-name="Tableau1.c15" office:value-type="string">
            <text:p text:style-name="P27">{jf18}</text:p>
          </table:table-cell>
          <table:table-cell table:style-name="Tableau1.c15" office:value-type="string">
            <text:p text:style-name="P27">{jf19}</text:p>
          </table:table-cell>
          <table:table-cell table:style-name="Tableau1.c15" office:value-type="string">
            <text:p text:style-name="P27">{jf20}</text:p>
          </table:table-cell>
          <table:table-cell table:style-name="Tableau1.c15" office:value-type="string">
            <text:p text:style-name="P27">{jf21}</text:p>
          </table:table-cell>
          <table:table-cell table:style-name="Tableau1.c15" office:value-type="string">
            <text:p text:style-name="P27">{jf22}</text:p>
          </table:table-cell>
          <table:table-cell table:style-name="Tableau1.c15" office:value-type="string">
            <text:p text:style-name="P27">{jf23}</text:p>
          </table:table-cell>
          <table:table-cell table:style-name="Tableau1.c15" office:value-type="string">
            <text:p text:style-name="P27">{jf24}</text:p>
          </table:table-cell>
          <table:table-cell table:style-name="Tableau1.c15" office:value-type="string">
            <text:p text:style-name="P27">{jf25}</text:p>
          </table:table-cell>
          <table:table-cell table:style-name="Tableau1.c15" office:value-type="string">
            <text:p text:style-name="P27">{jf26}</text:p>
          </table:table-cell>
          <table:table-cell table:style-name="Tableau1.c15" office:value-type="string">
            <text:p text:style-name="P27">{jf27}</text:p>
          </table:table-cell>
          <table:table-cell table:style-name="Tableau1.d15" office:value-type="string">
            <text:p text:style-name="P27">{jf28}[!-- END row.jfs --]</text:p>
          </table:table-cell>
        </table:table-row>
        <table:table-row table:style-name="TableLine1753292924304">
          <table:table-cell table:style-name="Tableau1.A15" office:value-type="string">
            <text:p text:style-name="P27">Congés maladie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cms --]{cm1}</text:p>
          </table:table-cell>
          <table:table-cell table:style-name="Tableau1.D15" office:value-type="string">
            <text:p text:style-name="P27">{cm2}</text:p>
          </table:table-cell>
          <table:table-cell table:style-name="Tableau1.E15" office:value-type="string">
            <text:p text:style-name="P27">{cm3}</text:p>
          </table:table-cell>
          <table:table-cell table:style-name="Tableau1.K15" office:value-type="string">
            <text:p text:style-name="P27">{cm4}</text:p>
          </table:table-cell>
          <table:table-cell table:style-name="Tableau1.K15" office:value-type="string">
            <text:p text:style-name="P27">{cm5}</text:p>
          </table:table-cell>
          <table:table-cell table:style-name="Tableau1.K15" office:value-type="string">
            <text:p text:style-name="P27">{cm6}</text:p>
          </table:table-cell>
          <table:table-cell table:style-name="Tableau1.K15" office:value-type="string">
            <text:p text:style-name="P27">{cm7}</text:p>
          </table:table-cell>
          <table:table-cell table:style-name="Tableau1.K15" office:value-type="string">
            <text:p text:style-name="P27">{cm8}</text:p>
          </table:table-cell>
          <table:table-cell table:style-name="Tableau1.K15" office:value-type="string">
            <text:p text:style-name="P27">{cm9}</text:p>
          </table:table-cell>
          <table:table-cell table:style-name="Tableau1.c15" office:value-type="string">
            <text:p text:style-name="P27">{cm10}</text:p>
          </table:table-cell>
          <table:table-cell table:style-name="Tableau1.M15" office:value-type="string">
            <text:p text:style-name="P27">{cm11}</text:p>
          </table:table-cell>
          <table:table-cell table:style-name="Tableau1.c15" office:value-type="string">
            <text:p text:style-name="P27">{cm12}</text:p>
          </table:table-cell>
          <table:table-cell table:style-name="Tableau1.c15" office:value-type="string">
            <text:p text:style-name="P27">{cm13}</text:p>
          </table:table-cell>
          <table:table-cell table:style-name="Tableau1.c15" office:value-type="string">
            <text:p text:style-name="P27">{cm14}</text:p>
          </table:table-cell>
          <table:table-cell table:style-name="Tableau1.c15" office:value-type="string">
            <text:p text:style-name="P27">{cm15}</text:p>
          </table:table-cell>
          <table:table-cell table:style-name="Tableau1.c15" office:value-type="string">
            <text:p text:style-name="P27">{cm16}</text:p>
          </table:table-cell>
          <table:table-cell table:style-name="Tableau1.c15" office:value-type="string">
            <text:p text:style-name="P27">{cm17}</text:p>
          </table:table-cell>
          <table:table-cell table:style-name="Tableau1.c15" office:value-type="string">
            <text:p text:style-name="P27">{cm18}</text:p>
          </table:table-cell>
          <table:table-cell table:style-name="Tableau1.c15" office:value-type="string">
            <text:p text:style-name="P27">{cm19}</text:p>
          </table:table-cell>
          <table:table-cell table:style-name="Tableau1.c15" office:value-type="string">
            <text:p text:style-name="P27">{cm20}</text:p>
          </table:table-cell>
          <table:table-cell table:style-name="Tableau1.c15" office:value-type="string">
            <text:p text:style-name="P27">{cm21}</text:p>
          </table:table-cell>
          <table:table-cell table:style-name="Tableau1.c15" office:value-type="string">
            <text:p text:style-name="P27">{cm22}</text:p>
          </table:table-cell>
          <table:table-cell table:style-name="Tableau1.c15" office:value-type="string">
            <text:p text:style-name="P27">{cm23}</text:p>
          </table:table-cell>
          <table:table-cell table:style-name="Tableau1.c15" office:value-type="string">
            <text:p text:style-name="P27">{cm24}</text:p>
          </table:table-cell>
          <table:table-cell table:style-name="Tableau1.c15" office:value-type="string">
            <text:p text:style-name="P27">{cm25}</text:p>
          </table:table-cell>
          <table:table-cell table:style-name="Tableau1.c15" office:value-type="string">
            <text:p text:style-name="P27">{cm26}</text:p>
          </table:table-cell>
          <table:table-cell table:style-name="Tableau1.c15" office:value-type="string">
            <text:p text:style-name="P27">{cm27}</text:p>
          </table:table-cell>
          <table:table-cell table:style-name="Tableau1.d15" office:value-type="string">
            <text:p text:style-name="P27">{cm28}[!-- END row.cms --]</text:p>
          </table:table-cell>
        </table:table-row>
        <text:soft-page-break/>
        <table:table-row table:style-name="TableLine1753292936112"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M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</table:table-row>
        <table:table-row table:style-name="TableLine1753292949360">
          <table:table-cell table:style-name="Tableau1.A15" office:value-type="string">
            <text:p text:style-name="P26">Total RH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totalrhs --]{totalrh1}</text:p>
          </table:table-cell>
          <table:table-cell table:style-name="Tableau1.D15" office:value-type="string">
            <text:p text:style-name="P27">{totalrh2}</text:p>
          </table:table-cell>
          <table:table-cell table:style-name="Tableau1.E15" office:value-type="string">
            <text:p text:style-name="P27">{totalrh3}</text:p>
          </table:table-cell>
          <table:table-cell table:style-name="Tableau1.K15" office:value-type="string">
            <text:p text:style-name="P27">{totalrh4}</text:p>
          </table:table-cell>
          <table:table-cell table:style-name="Tableau1.K15" office:value-type="string">
            <text:p text:style-name="P27">{totalrh5}</text:p>
          </table:table-cell>
          <table:table-cell table:style-name="Tableau1.K15" office:value-type="string">
            <text:p text:style-name="P27">{totalrh6}</text:p>
          </table:table-cell>
          <table:table-cell table:style-name="Tableau1.K15" office:value-type="string">
            <text:p text:style-name="P27">{totalrh7}</text:p>
          </table:table-cell>
          <table:table-cell table:style-name="Tableau1.K15" office:value-type="string">
            <text:p text:style-name="P27">{totalrh8}</text:p>
          </table:table-cell>
          <table:table-cell table:style-name="Tableau1.K15" office:value-type="string">
            <text:p text:style-name="P27">{totalrh9}</text:p>
          </table:table-cell>
          <table:table-cell table:style-name="Tableau1.c15" office:value-type="string">
            <text:p text:style-name="P38">{totalrh10}</text:p>
          </table:table-cell>
          <table:table-cell table:style-name="Tableau1.M15" office:value-type="string">
            <text:p text:style-name="P27">{totalrh11}</text:p>
          </table:table-cell>
          <table:table-cell table:style-name="Tableau1.c15" office:value-type="string">
            <text:p text:style-name="P27">{totalrh12}</text:p>
          </table:table-cell>
          <table:table-cell table:style-name="Tableau1.c15" office:value-type="string">
            <text:p text:style-name="P27">{totalrh13}</text:p>
          </table:table-cell>
          <table:table-cell table:style-name="Tableau1.c15" office:value-type="string">
            <text:p text:style-name="P27">{totalrh14}</text:p>
          </table:table-cell>
          <table:table-cell table:style-name="Tableau1.c15" office:value-type="string">
            <text:p text:style-name="P27">{totalrh15}</text:p>
          </table:table-cell>
          <table:table-cell table:style-name="Tableau1.c15" office:value-type="string">
            <text:p text:style-name="P27">{totalrh16}</text:p>
          </table:table-cell>
          <table:table-cell table:style-name="Tableau1.c15" office:value-type="string">
            <text:p text:style-name="P27">{totalrh17}</text:p>
          </table:table-cell>
          <table:table-cell table:style-name="Tableau1.c15" office:value-type="string">
            <text:p text:style-name="P27">{totalrh18}</text:p>
          </table:table-cell>
          <table:table-cell table:style-name="Tableau1.c15" office:value-type="string">
            <text:p text:style-name="P27">{totalrh19}</text:p>
          </table:table-cell>
          <table:table-cell table:style-name="Tableau1.c15" office:value-type="string">
            <text:p text:style-name="P27">{totalrh20}</text:p>
          </table:table-cell>
          <table:table-cell table:style-name="Tableau1.c15" office:value-type="string">
            <text:p text:style-name="P27">{totalrh21}</text:p>
          </table:table-cell>
          <table:table-cell table:style-name="Tableau1.c15" office:value-type="string">
            <text:p text:style-name="P27">{totalrh22}</text:p>
          </table:table-cell>
          <table:table-cell table:style-name="Tableau1.c15" office:value-type="string">
            <text:p text:style-name="P27">{totalrh23}</text:p>
          </table:table-cell>
          <table:table-cell table:style-name="Tableau1.c15" office:value-type="string">
            <text:p text:style-name="P27">{totalrh24}</text:p>
          </table:table-cell>
          <table:table-cell table:style-name="Tableau1.c15" office:value-type="string">
            <text:p text:style-name="P27">{totalrh25}</text:p>
          </table:table-cell>
          <table:table-cell table:style-name="Tableau1.c15" office:value-type="string">
            <text:p text:style-name="P27">{totalrh26}</text:p>
          </table:table-cell>
          <table:table-cell table:style-name="Tableau1.c15" office:value-type="string">
            <text:p text:style-name="P27">{totalrh27}</text:p>
          </table:table-cell>
          <table:table-cell table:style-name="Tableau1.d15" office:value-type="string">
            <text:p text:style-name="P27">{totalrh28}[!-- END row.totalrhs --]</text:p>
          </table:table-cell>
        </table:table-row>
        <table:table-row table:style-name="TableLine1753292943024">
          <table:table-cell table:style-name="Tableau1.A15" office:value-type="string">
            <text:p text:style-name="P27">Total tps</text:p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>[!-- BEGIN row.totaltpss --]{totaltps1}</text:p>
          </table:table-cell>
          <table:table-cell table:style-name="Tableau1.D15" office:value-type="string">
            <text:p text:style-name="P27">{totaltps2}</text:p>
          </table:table-cell>
          <table:table-cell table:style-name="Tableau1.E15" office:value-type="string">
            <text:p text:style-name="P27">{totaltps3}</text:p>
          </table:table-cell>
          <table:table-cell table:style-name="Tableau1.K15" office:value-type="string">
            <text:p text:style-name="P27">{totaltps4}</text:p>
          </table:table-cell>
          <table:table-cell table:style-name="Tableau1.K15" office:value-type="string">
            <text:p text:style-name="P27">{totaltps5}</text:p>
          </table:table-cell>
          <table:table-cell table:style-name="Tableau1.K15" office:value-type="string">
            <text:p text:style-name="P27">{totaltps6}</text:p>
          </table:table-cell>
          <table:table-cell table:style-name="Tableau1.K15" office:value-type="string">
            <text:p text:style-name="P27">{totaltps7}</text:p>
          </table:table-cell>
          <table:table-cell table:style-name="Tableau1.K15" office:value-type="string">
            <text:p text:style-name="P27">{totaltps8}</text:p>
          </table:table-cell>
          <table:table-cell table:style-name="Tableau1.K15" office:value-type="string">
            <text:p text:style-name="P27">{totaltps9}</text:p>
          </table:table-cell>
          <table:table-cell table:style-name="Tableau1.c15" office:value-type="string">
            <text:p text:style-name="P38">{totaltps10}</text:p>
          </table:table-cell>
          <table:table-cell table:style-name="Tableau1.M15" office:value-type="string">
            <text:p text:style-name="P27">{totaltps11}</text:p>
          </table:table-cell>
          <table:table-cell table:style-name="Tableau1.c15" office:value-type="string">
            <text:p text:style-name="P27">{totaltps12}</text:p>
          </table:table-cell>
          <table:table-cell table:style-name="Tableau1.c15" office:value-type="string">
            <text:p text:style-name="P27">{totaltps13}</text:p>
          </table:table-cell>
          <table:table-cell table:style-name="Tableau1.c15" office:value-type="string">
            <text:p text:style-name="P27">{totaltps14}</text:p>
          </table:table-cell>
          <table:table-cell table:style-name="Tableau1.c15" office:value-type="string">
            <text:p text:style-name="P27">{totaltps15}</text:p>
          </table:table-cell>
          <table:table-cell table:style-name="Tableau1.c15" office:value-type="string">
            <text:p text:style-name="P27">{totaltps16}</text:p>
          </table:table-cell>
          <table:table-cell table:style-name="Tableau1.c15" office:value-type="string">
            <text:p text:style-name="P27">{totaltps17}</text:p>
          </table:table-cell>
          <table:table-cell table:style-name="Tableau1.c15" office:value-type="string">
            <text:p text:style-name="P27">{totaltps18}</text:p>
          </table:table-cell>
          <table:table-cell table:style-name="Tableau1.c15" office:value-type="string">
            <text:p text:style-name="P27">{totaltps19}</text:p>
          </table:table-cell>
          <table:table-cell table:style-name="Tableau1.c15" office:value-type="string">
            <text:p text:style-name="P27">{totaltps20}</text:p>
          </table:table-cell>
          <table:table-cell table:style-name="Tableau1.c15" office:value-type="string">
            <text:p text:style-name="P27">{totaltps21}</text:p>
          </table:table-cell>
          <table:table-cell table:style-name="Tableau1.c15" office:value-type="string">
            <text:p text:style-name="P27">{totaltps22}</text:p>
          </table:table-cell>
          <table:table-cell table:style-name="Tableau1.c15" office:value-type="string">
            <text:p text:style-name="P27">{totaltps23}</text:p>
          </table:table-cell>
          <table:table-cell table:style-name="Tableau1.c15" office:value-type="string">
            <text:p text:style-name="P27">{totaltps24}</text:p>
          </table:table-cell>
          <table:table-cell table:style-name="Tableau1.c15" office:value-type="string">
            <text:p text:style-name="P27">{totaltps25}</text:p>
          </table:table-cell>
          <table:table-cell table:style-name="Tableau1.c15" office:value-type="string">
            <text:p text:style-name="P27">{totaltps26}</text:p>
          </table:table-cell>
          <table:table-cell table:style-name="Tableau1.c15" office:value-type="string">
            <text:p text:style-name="P27">{totaltps27}</text:p>
          </table:table-cell>
          <table:table-cell table:style-name="Tableau1.d15" office:value-type="string">
            <text:p text:style-name="P27">{totaltps28}[!-- END row.totaltpss --]</text:p>
          </table:table-cell>
        </table:table-row>
        <table:table-row table:style-name="TableLine1753292943024"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c15" office:value-type="string">
            <text:p text:style-name="P38"/>
          </table:table-cell>
          <table:table-cell table:style-name="Tableau1.M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</table:table-row>
        <table:table-row table:style-name="TableLine1753292935536">
          <table:table-cell table:style-name="Tableau1.A16" office:value-type="string">
            <text:p text:style-name="P39">Temps attendu</text:p>
          </table:table-cell>
          <table:table-cell table:style-name="Tableau1.B16" office:value-type="string">
            <text:p text:style-name="P27"/>
          </table:table-cell>
          <table:table-cell table:style-name="Tableau1.C16" office:value-type="string">
            <text:p text:style-name="P27">[!-- BEGIN row.tas --]{ta1}</text:p>
          </table:table-cell>
          <table:table-cell table:style-name="Tableau1.D16" office:value-type="string">
            <text:p text:style-name="P27">{ta2}</text:p>
          </table:table-cell>
          <table:table-cell table:style-name="Tableau1.E16" office:value-type="string">
            <text:p text:style-name="P27">{ta3}</text:p>
          </table:table-cell>
          <table:table-cell table:style-name="Tableau1.K16" office:value-type="string">
            <text:p text:style-name="P27">{ta4}</text:p>
          </table:table-cell>
          <table:table-cell table:style-name="Tableau1.K16" office:value-type="string">
            <text:p text:style-name="P27">{ta5}</text:p>
          </table:table-cell>
          <table:table-cell table:style-name="Tableau1.K16" office:value-type="string">
            <text:p text:style-name="P27">{ta6}</text:p>
          </table:table-cell>
          <table:table-cell table:style-name="Tableau1.K16" office:value-type="string">
            <text:p text:style-name="P27">{ta7}</text:p>
          </table:table-cell>
          <table:table-cell table:style-name="Tableau1.K16" office:value-type="string">
            <text:p text:style-name="P27">{ta8}</text:p>
          </table:table-cell>
          <table:table-cell table:style-name="Tableau1.K16" office:value-type="string">
            <text:p text:style-name="P27">{ta9}</text:p>
          </table:table-cell>
          <table:table-cell table:style-name="Tableau1.c16" office:value-type="string">
            <text:p text:style-name="P27">{ta10}</text:p>
          </table:table-cell>
          <table:table-cell table:style-name="Tableau1.M16" office:value-type="string">
            <text:p text:style-name="P27">{ta11}</text:p>
          </table:table-cell>
          <table:table-cell table:style-name="Tableau1.c16" office:value-type="string">
            <text:p text:style-name="P27">{ta12}</text:p>
          </table:table-cell>
          <table:table-cell table:style-name="Tableau1.c16" office:value-type="string">
            <text:p text:style-name="P27">{ta13}</text:p>
          </table:table-cell>
          <table:table-cell table:style-name="Tableau1.c16" office:value-type="string">
            <text:p text:style-name="P27">{ta14}</text:p>
          </table:table-cell>
          <table:table-cell table:style-name="Tableau1.c16" office:value-type="string">
            <text:p text:style-name="P27">{ta15}</text:p>
          </table:table-cell>
          <table:table-cell table:style-name="Tableau1.c16" office:value-type="string">
            <text:p text:style-name="P27">{ta16}</text:p>
          </table:table-cell>
          <table:table-cell table:style-name="Tableau1.c16" office:value-type="string">
            <text:p text:style-name="P27">{ta17}</text:p>
          </table:table-cell>
          <table:table-cell table:style-name="Tableau1.c16" office:value-type="string">
            <text:p text:style-name="P27">{ta18}</text:p>
          </table:table-cell>
          <table:table-cell table:style-name="Tableau1.c16" office:value-type="string">
            <text:p text:style-name="P27">{ta19}</text:p>
          </table:table-cell>
          <table:table-cell table:style-name="Tableau1.c16" office:value-type="string">
            <text:p text:style-name="P27">{ta20}</text:p>
          </table:table-cell>
          <table:table-cell table:style-name="Tableau1.c16" office:value-type="string">
            <text:p text:style-name="P27">{ta21}</text:p>
          </table:table-cell>
          <table:table-cell table:style-name="Tableau1.c16" office:value-type="string">
            <text:p text:style-name="P27">{ta22}</text:p>
          </table:table-cell>
          <table:table-cell table:style-name="Tableau1.c16" office:value-type="string">
            <text:p text:style-name="P27">{ta23}</text:p>
          </table:table-cell>
          <table:table-cell table:style-name="Tableau1.c16" office:value-type="string">
            <text:p text:style-name="P27">{ta24}</text:p>
          </table:table-cell>
          <table:table-cell table:style-name="Tableau1.c16" office:value-type="string">
            <text:p text:style-name="P27">{ta25}</text:p>
          </table:table-cell>
          <table:table-cell table:style-name="Tableau1.c16" office:value-type="string">
            <text:p text:style-name="P27">{ta26}</text:p>
          </table:table-cell>
          <table:table-cell table:style-name="Tableau1.c16" office:value-type="string">
            <text:p text:style-name="P27">{ta27}</text:p>
          </table:table-cell>
          <table:table-cell table:style-name="Tableau1.d16" office:value-type="string">
            <text:p text:style-name="P27">{ta28}[!-- END row.tas --]</text:p>
          </table:table-cell>
        </table:table-row>
        <table:table-row table:style-name="TableLine1753292930352">
          <table:table-cell table:style-name="Tableau1.A17" office:value-type="string">
            <text:p text:style-name="P27">Différence</text:p>
          </table:table-cell>
          <table:table-cell table:style-name="Tableau1.B17" office:value-type="string">
            <text:p text:style-name="P27"/>
          </table:table-cell>
          <table:table-cell table:style-name="Tableau1.C17" office:value-type="string">
            <text:p text:style-name="P27">[!-- BEGIN row.diffs --]{diff1}</text:p>
          </table:table-cell>
          <table:table-cell table:style-name="Tableau1.D17" office:value-type="string">
            <text:p text:style-name="P27">{diff2}</text:p>
          </table:table-cell>
          <table:table-cell table:style-name="Tableau1.E17" office:value-type="string">
            <text:p text:style-name="P27">{diff3}</text:p>
          </table:table-cell>
          <table:table-cell table:style-name="Tableau1.K17" office:value-type="string">
            <text:p text:style-name="P27">{diff4}</text:p>
          </table:table-cell>
          <table:table-cell table:style-name="Tableau1.K17" office:value-type="string">
            <text:p text:style-name="P27">{diff5}</text:p>
          </table:table-cell>
          <table:table-cell table:style-name="Tableau1.K17" office:value-type="string">
            <text:p text:style-name="P27">{diff6}</text:p>
          </table:table-cell>
          <table:table-cell table:style-name="Tableau1.K17" office:value-type="string">
            <text:p text:style-name="P27">{diff7}</text:p>
          </table:table-cell>
          <table:table-cell table:style-name="Tableau1.K17" office:value-type="string">
            <text:p text:style-name="P27">{diff8}</text:p>
          </table:table-cell>
          <table:table-cell table:style-name="Tableau1.K17" office:value-type="string">
            <text:p text:style-name="P27">{diff9}</text:p>
          </table:table-cell>
          <table:table-cell table:style-name="Tableau1.c17" office:value-type="string">
            <text:p text:style-name="P27">{diff10}</text:p>
          </table:table-cell>
          <table:table-cell table:style-name="Tableau1.M17" office:value-type="string">
            <text:p text:style-name="P27">{diff11}</text:p>
          </table:table-cell>
          <table:table-cell table:style-name="Tableau1.c17" office:value-type="string">
            <text:p text:style-name="P27">{diff12}</text:p>
          </table:table-cell>
          <table:table-cell table:style-name="Tableau1.c17" office:value-type="string">
            <text:p text:style-name="P27">{diff13}</text:p>
          </table:table-cell>
          <table:table-cell table:style-name="Tableau1.c17" office:value-type="string">
            <text:p text:style-name="P27">{diff14}</text:p>
          </table:table-cell>
          <table:table-cell table:style-name="Tableau1.c17" office:value-type="string">
            <text:p text:style-name="P27">{diff15}</text:p>
          </table:table-cell>
          <table:table-cell table:style-name="Tableau1.c17" office:value-type="string">
            <text:p text:style-name="P27">{diff16}</text:p>
          </table:table-cell>
          <table:table-cell table:style-name="Tableau1.c17" office:value-type="string">
            <text:p text:style-name="P27">{diff17}</text:p>
          </table:table-cell>
          <table:table-cell table:style-name="Tableau1.c17" office:value-type="string">
            <text:p text:style-name="P27">{diff18}</text:p>
          </table:table-cell>
          <table:table-cell table:style-name="Tableau1.c17" office:value-type="string">
            <text:p text:style-name="P27">{diff19}</text:p>
          </table:table-cell>
          <table:table-cell table:style-name="Tableau1.c17" office:value-type="string">
            <text:p text:style-name="P27">{diff20}</text:p>
          </table:table-cell>
          <table:table-cell table:style-name="Tableau1.c17" office:value-type="string">
            <text:p text:style-name="P27">{diff21}</text:p>
          </table:table-cell>
          <table:table-cell table:style-name="Tableau1.c17" office:value-type="string">
            <text:p text:style-name="P27">{diff22}</text:p>
          </table:table-cell>
          <table:table-cell table:style-name="Tableau1.c17" office:value-type="string">
            <text:p text:style-name="P27">{diff23}</text:p>
          </table:table-cell>
          <table:table-cell table:style-name="Tableau1.c17" office:value-type="string">
            <text:p text:style-name="P27">{diff24}</text:p>
          </table:table-cell>
          <table:table-cell table:style-name="Tableau1.c17" office:value-type="string">
            <text:p text:style-name="P27">{diff25}</text:p>
          </table:table-cell>
          <table:table-cell table:style-name="Tableau1.c17" office:value-type="string">
            <text:p text:style-name="P27">{diff26}</text:p>
          </table:table-cell>
          <table:table-cell table:style-name="Tableau1.c17" office:value-type="string">
            <text:p text:style-name="P27">{diff27}</text:p>
          </table:table-cell>
          <table:table-cell table:style-name="Tableau1.d17" office:value-type="string">
            <text:p text:style-name="P27">{diff28}[!-- END row.diffs --]</text:p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Données complémentaires</text:p>
          </table:table-cell>
          <table:table-cell table:style-name="Tableau2.B1" office:value-type="string">
            <text:p text:style-name="P24">Valeurs</text:p>
          </table:table-cell>
        </table:table-row>
        <table:table-row table:style-name="Tableau2.1">
          <table:table-cell table:style-name="Tableau2.A2" office:value-type="string">
            <text:p text:style-name="P23">Ticket restau</text:p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3">Traje<text:span text:style-name="T8">t </text:span>abonnement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Trajet justificatif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Prime</text:p>
          </table:table-cell>
          <table:table-cell table:style-name="Tableau2.B2" office:value-type="string">
            <text:p text:style-name="P19">{Prime}</text:p>
          </table:table-cell>
        </table:table-row>
        <table:table-row table:style-name="Tableau2.1">
          <table:table-cell table:style-name="Tableau2.A2" office:value-type="string">
            <text:p text:style-name="P23">Nature des primes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Heure supplémentaire</text:p>
          </table:table-cell>
          <table:table-cell table:style-name="Tableau2.B2" office:value-type="string">
            <text:p text:style-name="P19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10">Responsable </text:p>
          </table:table-cell>
          <table:table-cell table:style-name="Tableau4.C1" office:value-type="string">
            <text:p text:style-name="P11">Salarié</text:p>
          </table:table-cell>
        </table:table-row>
        <table:table-row table:style-name="TableLine1753283319952">
          <table:table-cell table:style-name="Tableau4.A2" office:value-type="string">
            <text:p text:style-name="P8">Nom, <text:span text:style-name="T9">Prénom</text:span></text:p>
          </table:table-cell>
          <table:table-cell table:style-name="Tableau4.A2" office:value-type="string">
            <text:p text:style-name="P13">{maitre_oeuvre_lname} {maitre_oeuvre_fname}</text:p>
          </table:table-cell>
          <table:table-cell table:style-name="Tableau4.C2" office:value-type="string">
            <text:p text:style-name="P13">{intervenant_exterieur_lname} {intervenant_exterieur_fname}</text:p>
          </table:table-cell>
        </table:table-row>
        <table:table-row table:style-name="TableLine1753283328592">
          <table:table-cell table:style-name="Tableau4.A2" office:value-type="string">
            <text:p text:style-name="P18">Date</text:p>
          </table:table-cell>
          <table:table-cell table:style-name="Tableau4.A2" office:value-type="string">
            <text:p text:style-name="P12">Le {maitre_oeuvre_signature_date}</text:p>
            <text:p text:style-name="P14"/>
          </table:table-cell>
          <table:table-cell table:style-name="Tableau4.C2" office:value-type="string">
            <text:p text:style-name="P12">Le {intervenant_exterieur_signature_date}</text:p>
            <text:p text:style-name="P16"/>
          </table:table-cell>
        </table:table-row>
        <table:table-row table:style-name="TableLine1753283319088">
          <table:table-cell table:style-name="Tableau4.A2" office:value-type="string">
            <text:p text:style-name="P9"/>
            <text:p text:style-name="P9"/>
            <text:p text:style-name="P9"/>
            <text:p text:style-name="P9">Signature</text:p>
            <text:p text:style-name="P9"/>
            <text:p text:style-name="P9"/>
            <text:p text:style-name="P9"/>
          </table:table-cell>
          <table:table-cell table:style-name="Tableau4.A2" office:value-type="string">
            <text:p text:style-name="P15">{maitre_oeuvre_signature}</text:p>
          </table:table-cell>
          <table:table-cell table:style-name="Tableau4.C2" office:value-type="string">
            <text:p text:style-name="P17">{intervenant_exterieur_signature}</text:p>
          </table:table-cell>
        </table:table-row>
      </table:table>
      <text:p text:style-name="P30"/>
      <text:p text:style-name="P30"/>
      <text:p text:style-name="P31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3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navette28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23T14:57:02.679000000</dc:date>
    <meta:editing-duration>PT23H58M57S</meta:editing-duration>
    <meta:editing-cycles>26</meta:editing-cycles>
    <meta:generator>LibreOffice/7.3.5.2$Windows_X86_64 LibreOffice_project/184fe81b8c8c30d8b5082578aee2fed2ea847c01</meta:generator>
    <meta:document-statistic meta:table-count="4" meta:image-count="1" meta:object-count="0" meta:page-count="4" meta:paragraph-count="437" meta:word-count="579" meta:character-count="4201" meta:non-whitespace-character-count="4082"/>
  </office:meta>
</office:document-meta>
</file>